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language="pt" fo:country="BR" officeooo:rsid="000983b3" officeooo:paragraph-rsid="000983b3"/>
    </style:style>
    <style:style style:name="P2" style:family="paragraph" style:parent-style-name="Text_20_body">
      <style:paragraph-properties fo:line-height="100%" fo:text-align="justify" style:justify-single-word="false"/>
      <style:text-properties fo:language="pt" fo:country="BR" officeooo:rsid="000983b3" officeooo:paragraph-rsid="000983b3"/>
    </style:style>
    <style:style style:name="P3" style:family="paragraph" style:parent-style-name="Text_20_body">
      <style:paragraph-properties fo:line-height="150%" fo:text-align="justify" style:justify-single-word="false"/>
      <style:text-properties fo:language="pt" fo:country="BR" officeooo:rsid="000b0572" officeooo:paragraph-rsid="000b0572"/>
    </style:style>
    <style:style style:name="P4" style:family="paragraph" style:parent-style-name="Text_20_body">
      <style:paragraph-properties fo:line-height="150%" fo:text-align="justify" style:justify-single-word="false"/>
      <style:text-properties fo:language="pt" fo:country="BR" officeooo:rsid="000f2643" officeooo:paragraph-rsid="000f2643"/>
    </style:style>
    <style:style style:name="P5" style:family="paragraph" style:parent-style-name="Text_20_body">
      <style:paragraph-properties fo:line-height="150%" fo:text-align="justify" style:justify-single-word="false"/>
      <style:text-properties fo:language="pt" fo:country="BR" officeooo:rsid="000f2643" officeooo:paragraph-rsid="002067e0"/>
    </style:style>
    <style:style style:name="P6" style:family="paragraph" style:parent-style-name="Text_20_body" style:list-style-name="L1">
      <style:paragraph-properties fo:line-height="100%" fo:text-align="justify" style:justify-single-word="false"/>
      <style:text-properties fo:language="pt" fo:country="BR" officeooo:rsid="000f2643" officeooo:paragraph-rsid="00265c91"/>
    </style:style>
    <style:style style:name="P7" style:family="paragraph" style:parent-style-name="Text_20_body">
      <style:paragraph-properties fo:line-height="150%" fo:text-align="justify" style:justify-single-word="false"/>
      <style:text-properties fo:language="pt" fo:country="BR" officeooo:rsid="00123a18" officeooo:paragraph-rsid="00123a18"/>
    </style:style>
    <style:style style:name="P8" style:family="paragraph" style:parent-style-name="Text_20_body">
      <style:paragraph-properties fo:line-height="150%" fo:text-align="justify" style:justify-single-word="false"/>
      <style:text-properties fo:language="pt" fo:country="BR" officeooo:rsid="00123a18" officeooo:paragraph-rsid="00265c91"/>
    </style:style>
    <style:style style:name="P9" style:family="paragraph" style:parent-style-name="Text_20_body">
      <style:paragraph-properties fo:line-height="150%" fo:text-align="justify" style:justify-single-word="false"/>
      <style:text-properties fo:language="pt" fo:country="BR" officeooo:rsid="00123a18" officeooo:paragraph-rsid="0027b14d"/>
    </style:style>
    <style:style style:name="P10" style:family="paragraph" style:parent-style-name="Text_20_body">
      <style:paragraph-properties fo:line-height="150%" fo:text-align="justify" style:justify-single-word="false"/>
      <style:text-properties fo:language="pt" fo:country="BR" officeooo:rsid="00132be8" officeooo:paragraph-rsid="00250e69"/>
    </style:style>
    <style:style style:name="P11" style:family="paragraph" style:parent-style-name="Text_20_body">
      <style:paragraph-properties fo:line-height="150%" fo:text-align="justify" style:justify-single-word="false"/>
      <style:text-properties fo:language="pt" fo:country="BR" officeooo:rsid="00142898" officeooo:paragraph-rsid="0015c47a"/>
    </style:style>
    <style:style style:name="P12" style:family="paragraph" style:parent-style-name="Text_20_body">
      <style:paragraph-properties fo:line-height="150%" fo:text-align="justify" style:justify-single-word="false"/>
      <style:text-properties fo:language="pt" fo:country="BR" officeooo:rsid="00142898" officeooo:paragraph-rsid="0026e9ee"/>
    </style:style>
    <style:style style:name="P13" style:family="paragraph" style:parent-style-name="Text_20_body">
      <style:paragraph-properties fo:line-height="150%" fo:text-align="justify" style:justify-single-word="false"/>
      <style:text-properties fo:language="pt" fo:country="BR" officeooo:rsid="00142898" officeooo:paragraph-rsid="0027907f"/>
    </style:style>
    <style:style style:name="P14" style:family="paragraph" style:parent-style-name="Text_20_body">
      <style:paragraph-properties fo:line-height="150%" fo:text-align="justify" style:justify-single-word="false"/>
      <style:text-properties fo:language="pt" fo:country="BR" officeooo:rsid="0015c47a" officeooo:paragraph-rsid="002576f5"/>
    </style:style>
    <style:style style:name="P15" style:family="paragraph" style:parent-style-name="Text_20_body">
      <style:paragraph-properties fo:line-height="150%" fo:text-align="justify" style:justify-single-word="false"/>
      <style:text-properties fo:language="pt" fo:country="BR" officeooo:rsid="001f3129" officeooo:paragraph-rsid="001f3129"/>
    </style:style>
    <style:style style:name="P16" style:family="paragraph" style:parent-style-name="Text_20_body">
      <style:paragraph-properties fo:line-height="150%" fo:text-align="justify" style:justify-single-word="false"/>
      <style:text-properties fo:language="pt" fo:country="BR" officeooo:rsid="002067e0" officeooo:paragraph-rsid="002067e0"/>
    </style:style>
    <style:style style:name="P17" style:family="paragraph" style:parent-style-name="Heading_20_2">
      <style:paragraph-properties fo:line-height="150%" fo:text-align="justify" style:justify-single-word="false"/>
      <style:text-properties fo:language="pt" fo:country="BR" officeooo:paragraph-rsid="000983b3"/>
    </style:style>
    <style:style style:name="P18" style:family="paragraph" style:parent-style-name="Heading_20_2">
      <style:paragraph-properties fo:line-height="150%" fo:text-align="justify" style:justify-single-word="false"/>
      <style:text-properties fo:font-size="12pt" fo:language="pt" fo:country="BR" officeooo:rsid="000983b3" officeooo:paragraph-rsid="000983b3" style:font-size-asian="12pt" style:font-size-complex="12pt"/>
    </style:style>
    <style:style style:name="P19" style:family="paragraph" style:parent-style-name="Heading_20_1">
      <style:paragraph-properties fo:line-height="150%" fo:text-align="justify" style:justify-single-word="false"/>
      <style:text-properties fo:language="pt" fo:country="BR" fo:font-weight="normal" style:font-weight-asian="normal" style:font-weight-complex="normal"/>
    </style:style>
    <style:style style:name="P20" style:family="paragraph" style:parent-style-name="Heading_20_3">
      <style:paragraph-properties fo:line-height="150%" fo:text-align="justify" style:justify-single-word="false"/>
      <style:text-properties fo:font-size="12pt" fo:language="pt" fo:country="BR" style:font-size-asian="12pt" style:font-size-complex="12pt"/>
    </style:style>
    <style:style style:name="P21" style:family="paragraph" style:parent-style-name="Heading_20_3">
      <style:paragraph-properties fo:line-height="150%" fo:text-align="justify" style:justify-single-word="false"/>
      <style:text-properties fo:font-size="12pt" fo:language="pt" fo:country="BR" officeooo:rsid="0011077d" officeooo:paragraph-rsid="0011077d" style:font-size-asian="12pt" style:font-size-complex="12pt"/>
    </style:style>
    <style:style style:name="P22" style:family="paragraph" style:parent-style-name="Heading_20_3">
      <style:paragraph-properties fo:line-height="150%" fo:text-align="justify" style:justify-single-word="false"/>
      <style:text-properties fo:font-size="12pt" fo:language="pt" fo:country="BR" officeooo:rsid="0015c47a" officeooo:paragraph-rsid="0015c47a" style:font-size-asian="12pt" style:font-size-complex="12pt"/>
    </style:style>
    <style:style style:name="T1" style:family="text">
      <style:text-properties officeooo:rsid="000b0572"/>
    </style:style>
    <style:style style:name="T2" style:family="text">
      <style:text-properties officeooo:rsid="000ce047"/>
    </style:style>
    <style:style style:name="T3" style:family="text">
      <style:text-properties officeooo:rsid="000f2643"/>
    </style:style>
    <style:style style:name="T4" style:family="text">
      <style:text-properties fo:background-color="transparent" loext:char-shading-value="0"/>
    </style:style>
    <style:style style:name="T5" style:family="text">
      <style:text-properties officeooo:rsid="00128a9f" fo:background-color="transparent" loext:char-shading-value="0"/>
    </style:style>
    <style:style style:name="T6" style:family="text">
      <style:text-properties officeooo:rsid="00142898" fo:background-color="transparent" loext:char-shading-value="0"/>
    </style:style>
    <style:style style:name="T7" style:family="text">
      <style:text-properties officeooo:rsid="00142898" fo:background-color="transparent" loext:char-shading-value="0"/>
    </style:style>
    <style:style style:name="T8" style:family="text">
      <style:text-properties officeooo:rsid="00184b0c" fo:background-color="transparent" loext:char-shading-value="0"/>
    </style:style>
    <style:style style:name="T9" style:family="text">
      <style:text-properties officeooo:rsid="00184b0c" fo:background-color="transparent" loext:char-shading-value="0"/>
    </style:style>
    <style:style style:name="T10" style:family="text">
      <style:text-properties fo:background-color="transparent" loext:char-shading-value="0"/>
    </style:style>
    <style:style style:name="T11" style:family="text">
      <style:text-properties officeooo:rsid="001f3129" fo:background-color="transparent" loext:char-shading-value="0"/>
    </style:style>
    <style:style style:name="T12" style:family="text">
      <style:text-properties officeooo:rsid="00221c7d" fo:background-color="transparent" loext:char-shading-value="0"/>
    </style:style>
    <style:style style:name="T13" style:family="text">
      <style:text-properties officeooo:rsid="00221c7d" fo:background-color="transparent" loext:char-shading-value="0"/>
    </style:style>
    <style:style style:name="T14" style:family="text">
      <style:text-properties officeooo:rsid="0023961c" fo:background-color="transparent" loext:char-shading-value="0"/>
    </style:style>
    <style:style style:name="T15" style:family="text">
      <style:text-properties officeooo:rsid="0023961c" fo:background-color="transparent" loext:char-shading-value="0"/>
    </style:style>
    <style:style style:name="T16" style:family="text">
      <style:text-properties officeooo:rsid="0024808a" fo:background-color="transparent" loext:char-shading-value="0"/>
    </style:style>
    <style:style style:name="T17" style:family="text">
      <style:text-properties officeooo:rsid="00123a18" fo:background-color="transparent" loext:char-shading-value="0"/>
    </style:style>
    <style:style style:name="T18" style:family="text">
      <style:text-properties officeooo:rsid="00250e69" fo:background-color="transparent" loext:char-shading-value="0"/>
    </style:style>
    <style:style style:name="T19" style:family="text">
      <style:text-properties officeooo:rsid="00250e69" fo:background-color="transparent" loext:char-shading-value="0"/>
    </style:style>
    <style:style style:name="T20" style:family="text">
      <style:text-properties officeooo:rsid="00265c91" fo:background-color="transparent" loext:char-shading-value="0"/>
    </style:style>
    <style:style style:name="T21" style:family="text">
      <style:text-properties officeooo:rsid="002067e0" fo:background-color="transparent" loext:char-shading-value="0"/>
    </style:style>
    <style:style style:name="T22" style:family="text">
      <style:text-properties officeooo:rsid="00128a9f"/>
    </style:style>
    <style:style style:name="T23" style:family="text">
      <style:text-properties officeooo:rsid="0015c47a"/>
    </style:style>
    <style:style style:name="T24" style:family="text">
      <style:text-properties officeooo:rsid="00184b0c"/>
    </style:style>
    <style:style style:name="T25" style:family="text">
      <style:text-properties officeooo:rsid="00193cc6"/>
    </style:style>
    <style:style style:name="T26" style:family="text">
      <style:text-properties officeooo:rsid="001b3195"/>
    </style:style>
    <style:style style:name="T27" style:family="text">
      <style:text-properties officeooo:rsid="001c886f"/>
    </style:style>
    <style:style style:name="T28" style:family="text">
      <style:text-properties officeooo:rsid="001ec5b1"/>
    </style:style>
    <style:style style:name="T29" style:family="text">
      <style:text-properties officeooo:rsid="002067e0"/>
    </style:style>
    <style:style style:name="T30" style:family="text">
      <style:text-properties officeooo:rsid="0024808a"/>
    </style:style>
    <style:style style:name="T31" style:family="text">
      <style:text-properties officeooo:rsid="00250e69"/>
    </style:style>
    <style:style style:name="T32" style:family="text">
      <style:text-properties officeooo:rsid="002576f5"/>
    </style:style>
    <style:style style:name="T33" style:family="text">
      <style:text-properties officeooo:rsid="000983b3"/>
    </style:style>
    <style:style style:name="T34" style:family="text">
      <style:text-properties fo:font-size="12pt" fo:font-weight="bold" officeooo:rsid="000983b3" style:font-size-asian="12pt" style:font-weight-asian="bold" style:font-size-complex="12pt" style:font-weight-complex="bold"/>
    </style:style>
    <style:style style:name="T35" style:family="text">
      <style:text-properties officeooo:rsid="0026e9ee"/>
    </style:style>
    <style:style style:name="T36" style:family="text">
      <style:text-properties officeooo:rsid="0011077d"/>
    </style:style>
    <style:style style:name="T37" style:family="text">
      <style:text-properties officeooo:rsid="0027907f"/>
    </style:style>
    <style:style style:name="T38" style:family="text">
      <style:text-properties officeooo:rsid="0027b14d"/>
    </style:style>
    <style:style style:name="T39" style:family="text">
      <style:text-properties officeooo:rsid="0028e7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rabalho de Engenharia de Software: Etapa 1</text:h>
      <text:h text:style-name="P17" text:outline-level="2"><text:span text:style-name="T34">Nomes</text:span><text:span text:style-name="T33">:</text:span></text:h>
      <text:p text:style-name="P2"><text:tab/>Mateus Davi Simon - hlah_@hotmail.com</text:p>
      <text:p text:style-name="P2"><text:tab/>Ricardo Coelho – <text:span text:style-name="T26">racoelho@inf.ufrgs.br</text:span></text:p>
      <text:h text:style-name="P18" text:outline-level="2">Doação de livros.</text:h>
      <text:p text:style-name="P1"><text:tab/>Como alunos da UFRGS, percebemos que existe uma grande quantidade de estudantes que não tem acesso aos livros da disciplina que cursam pois nem sempre estão disponíveis em <text:span text:style-name="T27">quantidade</text:span> suficiente nas bibliotecas. Alunos com boas condições financeira podem <text:span text:style-name="T27">adquirir</text:span> estes livros mas esta não é a realidade da maioria dos estudantes. <text:span text:style-name="T1">Também existem alunos que possuem os livros mas não utilizando eles e estão dispostos a doá-los, mas desconhecem alguém que esteja precisando deles.</text:span></text:p>
      <text:p text:style-name="P3"><text:tab/>Diante disso propomos um sistema que facilite a doação de livros permitindo que doadores e receptores tomem conhecimento um do outro. Este sistema deve ter alguma forma de balanceamento que impeça que um mesmo receba muitos livros enquanto outros não recebam nenhum. Também deve ter uma forma do aluno indicar o livro (ou categoria do livro) <text:span text:style-name="T2">que está precisando. Para estimular o uso, este sistema deve ser fácil de se utilizar e acessar, sendo hospedado na Web.</text:span></text:p>
      <text:p text:style-name="P15"><text:tab/>O público-alvo do sistema são os estudantes universitários, porém não há necessidade de se restringir a comunidade de usuários a essa condição. Até porque muitos potenciais doadores podem ser ex-alunos formados que querem repassar seus livros.</text:p>
      <text:p text:style-name="P4">Baseado nisso, o sistema deve dispor destas características:</text:p>
      <text:h text:style-name="P20" text:outline-level="3">Cadastramento <text:span text:style-name="T3">de usuários:</text:span></text:h>
      <text:p text:style-name="P5"><text:tab/>Novos usuários devem se cadastrar no sistema para poder <text:span text:style-name="T27">utilizá-lo.</text:span> <text:span text:style-name="T23">Qualquer ação no sistema só pode ser realizada após o usuário se logar.</text:span> Como uma mesma pessoa pode ser doador <text:span text:style-name="T28">e</text:span> receptor então um único tipo de conta <text:soft-page-break/>deve existir para ambos os papéis. Dentre as informações necessários para o <text:span text:style-name="T29">cadastro</text:span> deve haver: </text:p>
      <text:list xml:id="list2241477348" text:style-name="L1">
        <text:list-item>
          <text:p text:style-name="P6"><text:span text:style-name="T10">nome completo</text:span></text:p>
        </text:list-item>
        <text:list-item>
          <text:p text:style-name="P6"><text:span text:style-name="T10">curso</text:span></text:p>
        </text:list-item>
        <text:list-item>
          <text:p text:style-name="P6"><text:span text:style-name="T11">cidade</text:span></text:p>
        </text:list-item>
        <text:list-item>
          <text:p text:style-name="P6"><text:span text:style-name="T7">contato (e-mail, telefone)</text:span></text:p>
        </text:list-item>
        <text:list-item>
          <text:p text:style-name="P6"><text:span text:style-name="T20">I</text:span><text:span text:style-name="T21">nstituição de ensino onde </text:span><text:span text:style-name="T20">se </text:span><text:span text:style-name="T21">estuda/estudou </text:span><text:span text:style-name="T20">(campo opcional)</text:span></text:p>
          <text:p text:style-name="P6"><text:span text:style-name="T20"/></text:p>
        </text:list-item>
      </text:list>
      <text:p text:style-name="P16"><text:span text:style-name="T10"><text:tab/>Após realizar o cadastro, o sistema deve possibilitar </text:span><text:span text:style-name="T13">que o usuário faça o login utilizando seu nome/email e senha. </text:span><text:span text:style-name="T3">O usuário deve poder editar todas as informações posteriormente.</text:span></text:p>
      <text:h text:style-name="P21" text:outline-level="3">Disponibilizar livro para doação:</text:h>
      <text:p text:style-name="P9"><text:tab/>Um usuário que queira doar um livro deve poder disponibilizar este para doação. Para fazer isso ele acessa um formulário onde informa o títul<text:span text:style-name="T38">o e </text:span>informações sobre <text:span text:style-name="T38">o </text:span>livro como <text:span text:style-name="T10">autor, edição, tema, </text:span><text:span text:style-name="T9">idioma</text:span><text:span text:style-name="T10">, </text:span><text:span text:style-name="T15">ISBN</text:span><text:span text:style-name="T10"> etc. </text:span><text:span text:style-name="T12">Além disso, é possível anexar uma foto do exemplar, para que se possa ver as condição de uso do livro. </text:span><text:span text:style-name="T4">Após confirmar, o livro deve ser adicionado a lista de livros disponibilizados.</text:span></text:p>
      <text:p text:style-name="P8"><text:span text:style-name="T4"><text:tab/>O usuário </text:span><text:span text:style-name="T5">deve ter acesso a uma lista de livros que está disponibilizando e poder cancelar uma doação a qualquer momento. </text:span><text:span text:style-name="T14">A</text:span><text:span text:style-name="T6">o selecionar um elemento nesta lista, ele poder</text:span><text:span text:style-name="T14">á</text:span><text:span text:style-name="T6"> ver informações detalhadas </text:span><text:span text:style-name="T16">do</text:span><text:span text:style-name="T6"> livro, como uma lista de usuários </text:span><text:span text:style-name="T8">que se declararam</text:span><text:span text:style-name="T6"> interessados nele.</text:span></text:p>
      <text:h text:style-name="P21" text:outline-level="3">Informar necessidade de livro:</text:h>
      <text:p text:style-name="P7"><text:tab/>O usuário pode informar que está necessitando de um livro. Ele pode apenas dar informações gerais sobre o livro, como o tema, ou dar algo mais específico como título e edição. Isto deve ser feito em um formul<text:span text:style-name="T30">á</text:span>rio similar ao de doação. Após confirmad<text:span text:style-name="T25">a</text:span> a necessidade, o <text:span text:style-name="T30">usuário</text:span> deve poder <text:span text:style-name="T22">ver a lista dos livros que necessita como também remover livros desta lista. Quando um livro <text:s/>que se encaixa em uma de suas necessidade é disponibilizado para doação, o usuário deve ser notificado. Para o caso em que a informação de necessidade é genérica(assunto do livro), o sistema pode sugerir opções de livros disponíveis para doação.</text:span></text:p>
      <text:h text:style-name="P21" text:outline-level="3"><text:soft-page-break/>Pesquisar por livros sendo disponibilizados:</text:h>
      <text:p text:style-name="P10"><text:tab/>O usuário deve poder pesquisar livros disponibilizados para doação, vários critérios de pesquisa devem ser possíveis, como título, <text:span text:style-name="T17">autor, edição, tema, </text:span><text:span text:style-name="T9">idioma</text:span><text:span text:style-name="T17">, </text:span><text:span text:style-name="T15">ISBN</text:span><text:span text:style-name="T17">, </text:span><text:span text:style-name="T19">etc.</text:span><text:span text:style-name="T4"> A pesquisa então disponibiliza uma lista dos livros doados que se enquadram nos seus critérios. Ao selecionar um item nesta lista, deve ser disponibilizado informações mais detalhadas sobre o livro como também uma forma de informar que </text:span><text:span text:style-name="T18">se</text:span><text:span text:style-name="T4"> quer este livro.</text:span></text:p>
      <text:h text:style-name="P21" text:outline-level="3">Transação de livros:</text:h>
      <text:p text:style-name="P13"><text:span text:style-name="T35"><text:tab/>C</text:span>ada usuário tem uma lista de transações em que participou/participa. <text:span text:style-name="T35">Cada transação traz a informação se o usuário</text:span> doou ou recebeu, <text:span text:style-name="T35">e</text:span> se a tra<text:span text:style-name="T35">n</text:span>sação est<text:span text:style-name="T35">á</text:span> ativa, foi conclu<text:span text:style-name="T35">í</text:span>da <text:span text:style-name="T35">ou </text:span>foi cancelada. <text:span text:style-name="T35">As ativas podem ser marcadas como sucedidas ou não. </text:span></text:p>
      <text:p text:style-name="P12"><text:span text:style-name="T36"><text:tab/></text:span>O doador, ao ver a lista de interessados em um <text:span text:style-name="T31">dos </text:span>livro que disponibilizou, pode selecionar um <text:span text:style-name="T31">dos interessados </text:span>para entregar o livro. Este livro então será removido da lista de livros disponibilizados, uma notificação será enviada ao usuário interessado e uma nova entrada deve ser adicionada a lista de transações marcada como ativa, para os <text:span text:style-name="T37">dois </text:span>usuários. </text:p>
      <text:p text:style-name="P12"><text:tab/>Ao acessar esta entrada, deve<text:span text:style-name="T39">rão</text:span> <text:span text:style-name="T37">ser exibidas informações</text:span> sobre <text:span text:style-name="T32">o </text:span>contato da outra parte, <text:span text:style-name="T37">para que se possam combinar a maneira como o livro vai ser entregue. Além disso, deve haver</text:span> uma <text:span text:style-name="T37">maneira de </text:span>informar se a transação foi bem su<text:span text:style-name="T32">c</text:span>edida ou não.</text:p>
      <text:p text:style-name="P11"><text:tab/>Se ambos os usuários marcarem a transação como bem sucedida a transação é marcada como conclu<text:span text:style-name="T32">í</text:span>da. <text:span text:style-name="T32">Se algum </text:span>dos usuários marcar ela como mal sucedida ela é marcada como cancelada e o livro volta para a lista de disponibilizados.</text:p>
      <text:h text:style-name="P22" text:outline-level="3">Notificações:</text:h>
      <text:p text:style-name="P14"><text:tab/>O usuário pode receber notificações <text:span text:style-name="T32">sobre os </text:span>divers<text:span text:style-name="T32">o</text:span>s eventos descritos em outras partes deste documento. As notificações não lidas devem ser exibidas após o usuário fazer o login e marcadas como lidas <text:span text:style-name="T24">ao</text:span> serem visualizadas. Opcionalmente novas notificações podem ser enviados ao e-mail do usuá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8:53:52.866037756</meta:creation-date>
    <dc:date>2019-04-11T23:37:09.219268548</dc:date>
    <meta:editing-duration>PT1H4M8S</meta:editing-duration>
    <meta:editing-cycles>13</meta:editing-cycles>
    <meta:generator>LibreOffice/6.0.7.3$Linux_X86_64 LibreOffice_project/00m0$Build-3</meta:generator>
    <meta:document-statistic meta:table-count="0" meta:image-count="0" meta:object-count="0" meta:page-count="3" meta:paragraph-count="32" meta:word-count="845" meta:character-count="5275" meta:non-whitespace-character-count="4446"/>
  </office:meta>
</office:document-meta>
</file>